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Unit tests</text:p>
          </table:table-cell>
          <table:table-cell office:value-type="string" calcext:value-type="string" table:number-columns-spanned="2" table:number-rows-spanned="1">
            <text:p>Boundary 0 &lt; password &gt; 65</text:p>
          </table:table-cell>
          <table:covered-table-cell/>
          <table:table-cell office:value-type="string" calcext:value-type="string">
            <text:p>Results</text:p>
          </table:table-cell>
          <table:table-cell/>
          <table:table-cell office:value-type="string" calcext:value-type="string" table:number-columns-spanned="2" table:number-rows-spanned="1">
            <text:p>Partition 0 &lt; password &gt; 65</text:p>
          </table:table-cell>
          <table:covered-table-cell/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 boundary</text:p>
          </table:table-cell>
          <table:table-cell office:value-type="string" calcext:value-type="string">
            <text:p>upper boundary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artition </text:p>
          </table:table-cell>
          <table:table-cell table:number-columns-repeated="2"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charactor password</text:p>
          </table:table-cell>
          <table:table-cell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ail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il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s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Bluett</meta:initial-creator>
    <meta:creation-date>2015-12-31T16:49:31.954724912</meta:creation-date>
    <dc:date>2015-12-31T17:30:03.252199313</dc:date>
    <dc:creator>Luke Bluett</dc:creator>
    <meta:editing-duration>PT9M30S</meta:editing-duration>
    <meta:editing-cycles>1</meta:editing-cycles>
    <meta:document-statistic meta:table-count="1" meta:cell-count="46" meta:object-count="0"/>
    <meta:generator>LibreOffice/5.0.3.2$Linux_X86_64 LibreOffice_project/00m0$Build-2</meta:generator>
  </office:meta>
</office:document-meta>
</file>